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D79A00003A0C00000B83BAE0928A5C0A6D54.svg" manifest:media-type="image/svg+xml"/>
  <manifest:file-entry manifest:full-path="Pictures/10000001000002320000006FCF4C188D629B872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34cm" svg:height="2.921cm" svg:x="0cm" svg:y="0cm">
          <draw:image xlink:href="Pictures/1000D79A00003A0C00000B83BAE0928A5C0A6D54.svg" xlink:type="simple" xlink:show="embed" xlink:actuate="onLoad" draw:mime-type="image/svg+xml">
            <text:p/>
          </draw:image>
          <draw:image xlink:href="Pictures/10000001000002320000006FCF4C188D629B872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4.834cm" fo:page-height="2.9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1T12:59:06.260000000</meta:creation-date>
    <dc:date>2023-11-01T14:10:12.253000000</dc:date>
    <meta:editing-duration>PT1H2M31S</meta:editing-duration>
    <meta:editing-cycles>6</meta:editing-cycles>
    <meta:generator>LibreOffice/7.6.2.1$Windows_X86_64 LibreOffice_project/56f7684011345957bbf33a7ee678afaf4d2ba333</meta:generator>
    <meta:document-statistic meta:object-count="1"/>
  </office:meta>
</office:document-meta>
</file>